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88433333333333cm"/>
    </style:style>
    <style:style style:name="co2" style:family="table-column">
      <style:table-column-properties fo:break-before="auto" style:column-width="2.624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38.6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309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9" table:style-name="ce5"/>
          <table:table-cell office:value-type="string" table:style-name="ce6">
            <text:p>資料月份：113年9月</text:p>
          </table:table-cell>
          <table:table-cell table:number-columns-repeated="2" table:style-name="ce5"/>
          <table:table-cell table:style-name="ce7"/>
          <table:table-cell table:number-columns-repeated="16370"/>
        </table:table-row>
        <table:table-row table:style-name="ro3">
          <table:table-cell office:value-type="string" table:style-name="ce8">
            <text:p>金融機構名稱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9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銀行</text:p>
          </table:table-cell>
          <table:table-cell office:value-type="float" office:value="267390" table:style-name="ce11">
            <text:p>267,390</text:p>
          </table:table-cell>
          <table:table-cell office:value-type="float" office:value="129188" table:style-name="ce11">
            <text:p>129,188</text:p>
          </table:table-cell>
          <table:table-cell office:value-type="float" office:value="1774" table:style-name="ce11">
            <text:p>1,774</text:p>
          </table:table-cell>
          <table:table-cell office:value-type="float" office:value="1137" table:style-name="ce11">
            <text:p>1,137</text:p>
          </table:table-cell>
          <table:table-cell office:value-type="float" office:value="165069" table:style-name="ce11">
            <text:p>165,069</text:p>
          </table:table-cell>
          <table:table-cell office:value-type="float" office:value="87711" table:style-name="ce11">
            <text:p>87,711</text:p>
          </table:table-cell>
          <table:table-cell office:value-type="float" office:value="932663" table:style-name="ce11">
            <text:p>932,663</text:p>
          </table:table-cell>
          <table:table-cell office:value-type="float" office:value="413" table:style-name="ce11">
            <text:p>413</text:p>
          </table:table-cell>
          <table:table-cell office:value-type="float" office:value="0.13" table:style-name="ce12">
            <text:p>0.13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958.66" table:style-name="ce12">
            <text:p>958.66</text:p>
          </table:table-cell>
          <table:table-cell office:value-type="float" office:value="505" table:style-name="ce11">
            <text:p>505</text:p>
          </table:table-cell>
          <table:table-cell office:value-type="float" office:value="6927" table:style-name="ce11">
            <text:p>6,92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土地銀行</text:p>
          </table:table-cell>
          <table:table-cell office:value-type="float" office:value="307976" table:style-name="ce11">
            <text:p>307,976</text:p>
          </table:table-cell>
          <table:table-cell office:value-type="float" office:value="140506" table:style-name="ce11">
            <text:p>140,506</text:p>
          </table:table-cell>
          <table:table-cell office:value-type="float" office:value="1928" table:style-name="ce11">
            <text:p>1,928</text:p>
          </table:table-cell>
          <table:table-cell office:value-type="float" office:value="2620" table:style-name="ce11">
            <text:p>2,620</text:p>
          </table:table-cell>
          <table:table-cell office:value-type="float" office:value="318751" table:style-name="ce11">
            <text:p>318,751</text:p>
          </table:table-cell>
          <table:table-cell office:value-type="float" office:value="125869" table:style-name="ce11">
            <text:p>125,869</text:p>
          </table:table-cell>
          <table:table-cell office:value-type="float" office:value="848249" table:style-name="ce11">
            <text:p>848,249</text:p>
          </table:table-cell>
          <table:table-cell office:value-type="float" office:value="599" table:style-name="ce11">
            <text:p>599</text:p>
          </table:table-cell>
          <table:table-cell office:value-type="float" office:value="0.32" table:style-name="ce12">
            <text:p>0.32</text:p>
          </table:table-cell>
          <table:table-cell office:value-type="float" office:value="0.26" table:style-name="ce12">
            <text:p>0.26</text:p>
          </table:table-cell>
          <table:table-cell office:value-type="float" office:value="756.89" table:style-name="ce12">
            <text:p>756.89</text:p>
          </table:table-cell>
          <table:table-cell office:value-type="float" office:value="2747" table:style-name="ce11">
            <text:p>2,747</text:p>
          </table:table-cell>
          <table:table-cell office:value-type="float" office:value="23573" table:style-name="ce11">
            <text:p>23,57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合作金庫商業銀行</text:p>
          </table:table-cell>
          <table:table-cell office:value-type="float" office:value="683951" table:style-name="ce11">
            <text:p>683,951</text:p>
          </table:table-cell>
          <table:table-cell office:value-type="float" office:value="391114" table:style-name="ce11">
            <text:p>391,114</text:p>
          </table:table-cell>
          <table:table-cell office:value-type="float" office:value="6073" table:style-name="ce11">
            <text:p>6,073</text:p>
          </table:table-cell>
          <table:table-cell office:value-type="float" office:value="10241" table:style-name="ce11">
            <text:p>10,241</text:p>
          </table:table-cell>
          <table:table-cell office:value-type="float" office:value="950975" table:style-name="ce11">
            <text:p>950,975</text:p>
          </table:table-cell>
          <table:table-cell office:value-type="float" office:value="1374530" table:style-name="ce11">
            <text:p>1,374,530</text:p>
          </table:table-cell>
          <table:table-cell office:value-type="float" office:value="3943487" table:style-name="ce11">
            <text:p>3,943,487</text:p>
          </table:table-cell>
          <table:table-cell office:value-type="float" office:value="1982" table:style-name="ce11">
            <text:p>1,982</text:p>
          </table:table-cell>
          <table:table-cell office:value-type="float" office:value="0.26" table:style-name="ce12">
            <text:p>0.26</text:p>
          </table:table-cell>
          <table:table-cell office:value-type="float" office:value="0.22" table:style-name="ce12">
            <text:p>0.22</text:p>
          </table:table-cell>
          <table:table-cell office:value-type="float" office:value="337.41" table:style-name="ce12">
            <text:p>337.41</text:p>
          </table:table-cell>
          <table:table-cell office:value-type="float" office:value="5422" table:style-name="ce11">
            <text:p>5,422</text:p>
          </table:table-cell>
          <table:table-cell office:value-type="float" office:value="55132" table:style-name="ce11">
            <text:p>55,13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第一商業銀行</text:p>
          </table:table-cell>
          <table:table-cell office:value-type="float" office:value="1532848" table:style-name="ce11">
            <text:p>1,532,848</text:p>
          </table:table-cell>
          <table:table-cell office:value-type="float" office:value="945921" table:style-name="ce11">
            <text:p>945,921</text:p>
          </table:table-cell>
          <table:table-cell office:value-type="float" office:value="11756" table:style-name="ce11">
            <text:p>11,756</text:p>
          </table:table-cell>
          <table:table-cell office:value-type="float" office:value="15542" table:style-name="ce11">
            <text:p>15,542</text:p>
          </table:table-cell>
          <table:table-cell office:value-type="float" office:value="1262601" table:style-name="ce11">
            <text:p>1,262,601</text:p>
          </table:table-cell>
          <table:table-cell office:value-type="float" office:value="2990183" table:style-name="ce11">
            <text:p>2,990,183</text:p>
          </table:table-cell>
          <table:table-cell office:value-type="float" office:value="6455516" table:style-name="ce11">
            <text:p>6,455,516</text:p>
          </table:table-cell>
          <table:table-cell office:value-type="float" office:value="6093" table:style-name="ce11">
            <text:p>6,093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756.11" table:style-name="ce12">
            <text:p>756.11</text:p>
          </table:table-cell>
          <table:table-cell office:value-type="float" office:value="6487" table:style-name="ce11">
            <text:p>6,487</text:p>
          </table:table-cell>
          <table:table-cell office:value-type="float" office:value="63021" table:style-name="ce11">
            <text:p>63,02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華南商業銀行</text:p>
          </table:table-cell>
          <table:table-cell office:value-type="float" office:value="1072281" table:style-name="ce11">
            <text:p>1,072,281</text:p>
          </table:table-cell>
          <table:table-cell office:value-type="float" office:value="846798" table:style-name="ce11">
            <text:p>846,798</text:p>
          </table:table-cell>
          <table:table-cell office:value-type="float" office:value="8385" table:style-name="ce11">
            <text:p>8,385</text:p>
          </table:table-cell>
          <table:table-cell office:value-type="float" office:value="6542" table:style-name="ce11">
            <text:p>6,542</text:p>
          </table:table-cell>
          <table:table-cell office:value-type="float" office:value="1126242" table:style-name="ce11">
            <text:p>1,126,242</text:p>
          </table:table-cell>
          <table:table-cell office:value-type="float" office:value="5234664" table:style-name="ce11">
            <text:p>5,234,664</text:p>
          </table:table-cell>
          <table:table-cell office:value-type="float" office:value="5396252" table:style-name="ce11">
            <text:p>5,396,252</text:p>
          </table:table-cell>
          <table:table-cell office:value-type="float" office:value="1801" table:style-name="ce11">
            <text:p>1,801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354.55" table:style-name="ce12">
            <text:p>354.55</text:p>
          </table:table-cell>
          <table:table-cell office:value-type="float" office:value="25713" table:style-name="ce11">
            <text:p>25,713</text:p>
          </table:table-cell>
          <table:table-cell office:value-type="float" office:value="64182" table:style-name="ce11">
            <text:p>64,18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彰化商業銀行</text:p>
          </table:table-cell>
          <table:table-cell office:value-type="float" office:value="566711" table:style-name="ce11">
            <text:p>566,711</text:p>
          </table:table-cell>
          <table:table-cell office:value-type="float" office:value="315651" table:style-name="ce11">
            <text:p>315,651</text:p>
          </table:table-cell>
          <table:table-cell office:value-type="float" office:value="5335" table:style-name="ce11">
            <text:p>5,335</text:p>
          </table:table-cell>
          <table:table-cell office:value-type="float" office:value="2840" table:style-name="ce11">
            <text:p>2,840</text:p>
          </table:table-cell>
          <table:table-cell office:value-type="float" office:value="362497" table:style-name="ce11">
            <text:p>362,497</text:p>
          </table:table-cell>
          <table:table-cell office:value-type="float" office:value="2100612" table:style-name="ce11">
            <text:p>2,100,612</text:p>
          </table:table-cell>
          <table:table-cell office:value-type="float" office:value="2271434" table:style-name="ce11">
            <text:p>2,271,434</text:p>
          </table:table-cell>
          <table:table-cell office:value-type="float" office:value="1194" table:style-name="ce11">
            <text:p>1,194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566.89" table:style-name="ce12">
            <text:p>566.89</text:p>
          </table:table-cell>
          <table:table-cell office:value-type="float" office:value="2530" table:style-name="ce11">
            <text:p>2,530</text:p>
          </table:table-cell>
          <table:table-cell office:value-type="float" office:value="17506" table:style-name="ce11">
            <text:p>17,50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上海商業儲蓄銀行</text:p>
          </table:table-cell>
          <table:table-cell office:value-type="float" office:value="390251" table:style-name="ce11">
            <text:p>390,251</text:p>
          </table:table-cell>
          <table:table-cell office:value-type="float" office:value="214034" table:style-name="ce11">
            <text:p>214,034</text:p>
          </table:table-cell>
          <table:table-cell office:value-type="float" office:value="1455" table:style-name="ce11">
            <text:p>1,455</text:p>
          </table:table-cell>
          <table:table-cell office:value-type="float" office:value="2535" table:style-name="ce11">
            <text:p>2,535</text:p>
          </table:table-cell>
          <table:table-cell office:value-type="float" office:value="651201" table:style-name="ce11">
            <text:p>651,201</text:p>
          </table:table-cell>
          <table:table-cell office:value-type="float" office:value="1553822" table:style-name="ce11">
            <text:p>1,553,822</text:p>
          </table:table-cell>
          <table:table-cell office:value-type="float" office:value="1559691" table:style-name="ce11">
            <text:p>1,559,691</text:p>
          </table:table-cell>
          <table:table-cell office:value-type="float" office:value="4820" table:style-name="ce11">
            <text:p>4,820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0.21" table:style-name="ce12">
            <text:p>0.21</text:p>
          </table:table-cell>
          <table:table-cell office:value-type="float" office:value="519.96" table:style-name="ce12">
            <text:p>519.96</text:p>
          </table:table-cell>
          <table:table-cell office:value-type="float" office:value="4250" table:style-name="ce11">
            <text:p>4,250</text:p>
          </table:table-cell>
          <table:table-cell office:value-type="float" office:value="41822" table:style-name="ce11">
            <text:p>41,82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北富邦商業銀行</text:p>
          </table:table-cell>
          <table:table-cell office:value-type="float" office:value="7261967" table:style-name="ce11">
            <text:p>7,261,967</text:p>
          </table:table-cell>
          <table:table-cell office:value-type="float" office:value="5698950" table:style-name="ce11">
            <text:p>5,698,950</text:p>
          </table:table-cell>
          <table:table-cell office:value-type="float" office:value="52934" table:style-name="ce11">
            <text:p>52,934</text:p>
          </table:table-cell>
          <table:table-cell office:value-type="float" office:value="93941" table:style-name="ce11">
            <text:p>93,941</text:p>
          </table:table-cell>
          <table:table-cell office:value-type="float" office:value="10286009" table:style-name="ce11">
            <text:p>10,286,009</text:p>
          </table:table-cell>
          <table:table-cell office:value-type="float" office:value="36446496" table:style-name="ce11">
            <text:p>36,446,496</text:p>
          </table:table-cell>
          <table:table-cell office:value-type="float" office:value="47514689" table:style-name="ce11">
            <text:p>47,514,689</text:p>
          </table:table-cell>
          <table:table-cell office:value-type="float" office:value="107146" table:style-name="ce11">
            <text:p>107,146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" table:style-name="ce12">
            <text:p>0.00</text:p>
          </table:table-cell>
          <table:table-cell office:value-type="float" office:value="907.61" table:style-name="ce12">
            <text:p>907.61</text:p>
          </table:table-cell>
          <table:table-cell office:value-type="float" office:value="93347" table:style-name="ce11">
            <text:p>93,347</text:p>
          </table:table-cell>
          <table:table-cell office:value-type="float" office:value="647458" table:style-name="ce11">
            <text:p>647,45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國泰世華商業銀行</text:p>
          </table:table-cell>
          <table:table-cell office:value-type="float" office:value="7410095" table:style-name="ce11">
            <text:p>7,410,095</text:p>
          </table:table-cell>
          <table:table-cell office:value-type="float" office:value="4859031" table:style-name="ce11">
            <text:p>4,859,031</text:p>
          </table:table-cell>
          <table:table-cell office:value-type="float" office:value="51222" table:style-name="ce11">
            <text:p>51,222</text:p>
          </table:table-cell>
          <table:table-cell office:value-type="float" office:value="29582" table:style-name="ce11">
            <text:p>29,582</text:p>
          </table:table-cell>
          <table:table-cell office:value-type="float" office:value="19444906" table:style-name="ce11">
            <text:p>19,444,906</text:p>
          </table:table-cell>
          <table:table-cell office:value-type="float" office:value="34999242" table:style-name="ce11">
            <text:p>34,999,242</text:p>
          </table:table-cell>
          <table:table-cell office:value-type="float" office:value="59101086" table:style-name="ce11">
            <text:p>59,101,086</text:p>
          </table:table-cell>
          <table:table-cell office:value-type="float" office:value="222016" table:style-name="ce11">
            <text:p>222,016</text:p>
          </table:table-cell>
          <table:table-cell office:value-type="float" office:value="0.3" table:style-name="ce12">
            <text:p>0.30</text:p>
          </table:table-cell>
          <table:table-cell office:value-type="float" office:value="0" table:style-name="ce12">
            <text:p>0.00</text:p>
          </table:table-cell>
          <table:table-cell office:value-type="float" office:value="944.5" table:style-name="ce12">
            <text:p>944.50</text:p>
          </table:table-cell>
          <table:table-cell office:value-type="float" office:value="111615" table:style-name="ce11">
            <text:p>111,615</text:p>
          </table:table-cell>
          <table:table-cell office:value-type="float" office:value="839743" table:style-name="ce11">
            <text:p>839,74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高雄銀行</text:p>
          </table:table-cell>
          <table:table-cell office:value-type="float" office:value="9609" table:style-name="ce11">
            <text:p>9,609</text:p>
          </table:table-cell>
          <table:table-cell office:value-type="float" office:value="4121" table:style-name="ce11">
            <text:p>4,121</text:p>
          </table:table-cell>
          <table:table-cell office:value-type="float" office:value="17" table:style-name="ce11">
            <text:p>17</text:p>
          </table:table-cell>
          <table:table-cell office:value-type="float" office:value="55" table:style-name="ce11">
            <text:p>55</text:p>
          </table:table-cell>
          <table:table-cell office:value-type="float" office:value="13535" table:style-name="ce11">
            <text:p>13,535</text:p>
          </table:table-cell>
          <table:table-cell office:value-type="float" office:value="459" table:style-name="ce11">
            <text:p>459</text:p>
          </table:table-cell>
          <table:table-cell office:value-type="float" office:value="240759" table:style-name="ce11">
            <text:p>240,759</text:p>
          </table:table-cell>
          <table:table-cell office:value-type="float" office:value="38" table:style-name="ce11">
            <text:p>38</text:p>
          </table:table-cell>
          <table:table-cell office:value-type="float" office:value="0.45" table:style-name="ce12">
            <text:p>0.45</text:p>
          </table:table-cell>
          <table:table-cell office:value-type="float" office:value="0.45" table:style-name="ce12">
            <text:p>0.45</text:p>
          </table:table-cell>
          <table:table-cell office:value-type="float" office:value="179.6" table:style-name="ce12">
            <text:p>179.60</text:p>
          </table:table-cell>
          <table:table-cell office:value-type="float" office:value="0" table:style-name="ce11">
            <text:p>0</text:p>
          </table:table-cell>
          <table:table-cell office:value-type="float" office:value="784" table:style-name="ce11">
            <text:p>78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兆豐國際商業銀行</text:p>
          </table:table-cell>
          <table:table-cell office:value-type="float" office:value="1161527" table:style-name="ce11">
            <text:p>1,161,527</text:p>
          </table:table-cell>
          <table:table-cell office:value-type="float" office:value="648430" table:style-name="ce11">
            <text:p>648,430</text:p>
          </table:table-cell>
          <table:table-cell office:value-type="float" office:value="5180" table:style-name="ce11">
            <text:p>5,180</text:p>
          </table:table-cell>
          <table:table-cell office:value-type="float" office:value="5467" table:style-name="ce11">
            <text:p>5,467</text:p>
          </table:table-cell>
          <table:table-cell office:value-type="float" office:value="1654926" table:style-name="ce11">
            <text:p>1,654,926</text:p>
          </table:table-cell>
          <table:table-cell office:value-type="float" office:value="2939638" table:style-name="ce11">
            <text:p>2,939,638</text:p>
          </table:table-cell>
          <table:table-cell office:value-type="float" office:value="4420381" table:style-name="ce11">
            <text:p>4,420,381</text:p>
          </table:table-cell>
          <table:table-cell office:value-type="float" office:value="14472" table:style-name="ce11">
            <text:p>14,472</text:p>
          </table:table-cell>
          <table:table-cell office:value-type="float" office:value="0.24" table:style-name="ce12">
            <text:p>0.24</text:p>
          </table:table-cell>
          <table:table-cell office:value-type="float" office:value="0.03" table:style-name="ce12">
            <text:p>0.03</text:p>
          </table:table-cell>
          <table:table-cell office:value-type="float" office:value="536.5" table:style-name="ce12">
            <text:p>536.50</text:p>
          </table:table-cell>
          <table:table-cell office:value-type="float" office:value="9811" table:style-name="ce11">
            <text:p>9,811</text:p>
          </table:table-cell>
          <table:table-cell office:value-type="float" office:value="92177" table:style-name="ce11">
            <text:p>92,17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花旗(台灣)商業銀行</text:p>
          </table:table-cell>
          <table:table-cell office:value-type="float" office:value="20771" table:style-name="ce11">
            <text:p>20,771</text:p>
          </table:table-cell>
          <table:table-cell office:value-type="float" office:value="13167" table:style-name="ce11">
            <text:p>13,167</text:p>
          </table:table-cell>
          <table:table-cell office:value-type="float" office:value="248" table:style-name="ce11">
            <text:p>248</text:p>
          </table:table-cell>
          <table:table-cell office:value-type="float" office:value="390" table:style-name="ce11">
            <text:p>39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78989" table:style-name="ce11">
            <text:p>478,989</text:p>
          </table:table-cell>
          <table:table-cell office:value-type="float" office:value="0" table:style-name="ce11">
            <text:p>0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144.18" table:style-name="ce12">
            <text:p>144.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中小企業銀行</text:p>
          </table:table-cell>
          <table:table-cell office:value-type="float" office:value="168825" table:style-name="ce11">
            <text:p>168,825</text:p>
          </table:table-cell>
          <table:table-cell office:value-type="float" office:value="93922" table:style-name="ce11">
            <text:p>93,922</text:p>
          </table:table-cell>
          <table:table-cell office:value-type="float" office:value="623" table:style-name="ce11">
            <text:p>623</text:p>
          </table:table-cell>
          <table:table-cell office:value-type="float" office:value="494" table:style-name="ce11">
            <text:p>494</text:p>
          </table:table-cell>
          <table:table-cell office:value-type="float" office:value="265684" table:style-name="ce11">
            <text:p>265,684</text:p>
          </table:table-cell>
          <table:table-cell office:value-type="float" office:value="240144" table:style-name="ce11">
            <text:p>240,144</text:p>
          </table:table-cell>
          <table:table-cell office:value-type="float" office:value="915101" table:style-name="ce11">
            <text:p>915,101</text:p>
          </table:table-cell>
          <table:table-cell office:value-type="float" office:value="1182" table:style-name="ce11">
            <text:p>1,182</text:p>
          </table:table-cell>
          <table:table-cell office:value-type="float" office:value="0.06" table:style-name="ce12">
            <text:p>0.06</text:p>
          </table:table-cell>
          <table:table-cell office:value-type="float" office:value="0.02" table:style-name="ce12">
            <text:p>0.02</text:p>
          </table:table-cell>
          <table:table-cell office:value-type="float" office:value="280.33999999999997" table:style-name="ce12">
            <text:p>280.34</text:p>
          </table:table-cell>
          <table:table-cell office:value-type="float" office:value="2137" table:style-name="ce11">
            <text:p>2,137</text:p>
          </table:table-cell>
          <table:table-cell office:value-type="float" office:value="14420" table:style-name="ce11">
            <text:p>14,42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渣打國際商業銀行</text:p>
          </table:table-cell>
          <table:table-cell office:value-type="float" office:value="271251" table:style-name="ce11">
            <text:p>271,251</text:p>
          </table:table-cell>
          <table:table-cell office:value-type="float" office:value="176154" table:style-name="ce11">
            <text:p>176,154</text:p>
          </table:table-cell>
          <table:table-cell office:value-type="float" office:value="999" table:style-name="ce11">
            <text:p>999</text:p>
          </table:table-cell>
          <table:table-cell office:value-type="float" office:value="3873" table:style-name="ce11">
            <text:p>3,873</text:p>
          </table:table-cell>
          <table:table-cell office:value-type="float" office:value="863695" table:style-name="ce11">
            <text:p>863,695</text:p>
          </table:table-cell>
          <table:table-cell office:value-type="float" office:value="845662" table:style-name="ce11">
            <text:p>845,662</text:p>
          </table:table-cell>
          <table:table-cell office:value-type="float" office:value="1626230" table:style-name="ce11">
            <text:p>1,626,230</text:p>
          </table:table-cell>
          <table:table-cell office:value-type="float" office:value="3024" table:style-name="ce11">
            <text:p>3,024</text:p>
          </table:table-cell>
          <table:table-cell office:value-type="float" office:value="0.24" table:style-name="ce12">
            <text:p>0.24</text:p>
          </table:table-cell>
          <table:table-cell office:value-type="float" office:value="0" table:style-name="ce12">
            <text:p>0.00</text:p>
          </table:table-cell>
          <table:table-cell office:value-type="float" office:value="584.08000000000004" table:style-name="ce12">
            <text:p>584.08</text:p>
          </table:table-cell>
          <table:table-cell office:value-type="float" office:value="5160" table:style-name="ce11">
            <text:p>5,160</text:p>
          </table:table-cell>
          <table:table-cell office:value-type="float" office:value="43211" table:style-name="ce11">
            <text:p>43,21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中商業銀行</text:p>
          </table:table-cell>
          <table:table-cell office:value-type="float" office:value="162240" table:style-name="ce11">
            <text:p>162,240</text:p>
          </table:table-cell>
          <table:table-cell office:value-type="float" office:value="82040" table:style-name="ce11">
            <text:p>82,040</text:p>
          </table:table-cell>
          <table:table-cell office:value-type="float" office:value="1279" table:style-name="ce11">
            <text:p>1,279</text:p>
          </table:table-cell>
          <table:table-cell office:value-type="float" office:value="699" table:style-name="ce11">
            <text:p>699</text:p>
          </table:table-cell>
          <table:table-cell office:value-type="float" office:value="219183" table:style-name="ce11">
            <text:p>219,183</text:p>
          </table:table-cell>
          <table:table-cell office:value-type="float" office:value="48586" table:style-name="ce11">
            <text:p>48,586</text:p>
          </table:table-cell>
          <table:table-cell office:value-type="float" office:value="627953" table:style-name="ce11">
            <text:p>627,953</text:p>
          </table:table-cell>
          <table:table-cell office:value-type="float" office:value="218" table:style-name="ce11">
            <text:p>218</text:p>
          </table:table-cell>
          <table:table-cell office:value-type="float" office:value="0.21" table:style-name="ce12">
            <text:p>0.21</text:p>
          </table:table-cell>
          <table:table-cell office:value-type="float" office:value="0" table:style-name="ce12">
            <text:p>0.00</text:p>
          </table:table-cell>
          <table:table-cell office:value-type="float" office:value="1166.6300000000001" table:style-name="ce12">
            <text:p>1,166.63</text:p>
          </table:table-cell>
          <table:table-cell office:value-type="float" office:value="1959" table:style-name="ce11">
            <text:p>1,959</text:p>
          </table:table-cell>
          <table:table-cell office:value-type="float" office:value="14850" table:style-name="ce11">
            <text:p>14,85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滙豐(台灣)商業銀行</text:p>
          </table:table-cell>
          <table:table-cell office:value-type="float" office:value="758644" table:style-name="ce11">
            <text:p>758,644</text:p>
          </table:table-cell>
          <table:table-cell office:value-type="float" office:value="494235" table:style-name="ce11">
            <text:p>494,235</text:p>
          </table:table-cell>
          <table:table-cell office:value-type="float" office:value="10792" table:style-name="ce11">
            <text:p>10,792</text:p>
          </table:table-cell>
          <table:table-cell office:value-type="float" office:value="2995" table:style-name="ce11">
            <text:p>2,995</text:p>
          </table:table-cell>
          <table:table-cell office:value-type="float" office:value="2000831" table:style-name="ce11">
            <text:p>2,000,831</text:p>
          </table:table-cell>
          <table:table-cell office:value-type="float" office:value="1552497" table:style-name="ce11">
            <text:p>1,552,497</text:p>
          </table:table-cell>
          <table:table-cell office:value-type="float" office:value="8128555" table:style-name="ce11">
            <text:p>8,128,555</text:p>
          </table:table-cell>
          <table:table-cell office:value-type="float" office:value="6497" table:style-name="ce11">
            <text:p>6,497</text:p>
          </table:table-cell>
          <table:table-cell office:value-type="float" office:value="0.26" table:style-name="ce12">
            <text:p>0.26</text:p>
          </table:table-cell>
          <table:table-cell office:value-type="float" office:value="0" table:style-name="ce12">
            <text:p>0.00</text:p>
          </table:table-cell>
          <table:table-cell office:value-type="float" office:value="1128.6199999999999" table:style-name="ce12">
            <text:p>1,128.62</text:p>
          </table:table-cell>
          <table:table-cell office:value-type="float" office:value="12007" table:style-name="ce11">
            <text:p>12,007</text:p>
          </table:table-cell>
          <table:table-cell office:value-type="float" office:value="85542" table:style-name="ce11">
            <text:p>85,54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華泰商業銀行</text:p>
          </table:table-cell>
          <table:table-cell office:value-type="float" office:value="9163" table:style-name="ce11">
            <text:p>9,163</text:p>
          </table:table-cell>
          <table:table-cell office:value-type="float" office:value="4819" table:style-name="ce11">
            <text:p>4,819</text:p>
          </table:table-cell>
          <table:table-cell office:value-type="float" office:value="62" table:style-name="ce11">
            <text:p>62</text:p>
          </table:table-cell>
          <table:table-cell office:value-type="float" office:value="11" table:style-name="ce11">
            <text:p>11</text:p>
          </table:table-cell>
          <table:table-cell office:value-type="float" office:value="7817" table:style-name="ce11">
            <text:p>7,817</text:p>
          </table:table-cell>
          <table:table-cell office:value-type="float" office:value="1938" table:style-name="ce11">
            <text:p>1,938</text:p>
          </table:table-cell>
          <table:table-cell office:value-type="float" office:value="45105" table:style-name="ce11">
            <text:p>45,105</text:p>
          </table:table-cell>
          <table:table-cell office:value-type="float" office:value="0" table:style-name="ce11">
            <text:p>0</text:p>
          </table:table-cell>
          <table:table-cell office:value-type="float" office:value="0.36" table:style-name="ce12">
            <text:p>0.36</text:p>
          </table:table-cell>
          <table:table-cell office:value-type="float" office:value="0.33" table:style-name="ce12">
            <text:p>0.33</text:p>
          </table:table-cell>
          <table:table-cell office:value-type="float" office:value="459.54" table:style-name="ce12">
            <text:p>459.54</text:p>
          </table:table-cell>
          <table:table-cell office:value-type="float" office:value="0" table:style-name="ce11">
            <text:p>0</text:p>
          </table:table-cell>
          <table:table-cell office:value-type="float" office:value="93" table:style-name="ce11">
            <text:p>9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新光商業銀行</text:p>
          </table:table-cell>
          <table:table-cell office:value-type="float" office:value="1075186" table:style-name="ce11">
            <text:p>1,075,186</text:p>
          </table:table-cell>
          <table:table-cell office:value-type="float" office:value="589363" table:style-name="ce11">
            <text:p>589,363</text:p>
          </table:table-cell>
          <table:table-cell office:value-type="float" office:value="4290" table:style-name="ce11">
            <text:p>4,290</text:p>
          </table:table-cell>
          <table:table-cell office:value-type="float" office:value="4070" table:style-name="ce11">
            <text:p>4,070</text:p>
          </table:table-cell>
          <table:table-cell office:value-type="float" office:value="1673840" table:style-name="ce11">
            <text:p>1,673,840</text:p>
          </table:table-cell>
          <table:table-cell office:value-type="float" office:value="1991129" table:style-name="ce11">
            <text:p>1,991,129</text:p>
          </table:table-cell>
          <table:table-cell office:value-type="float" office:value="4652163" table:style-name="ce11">
            <text:p>4,652,163</text:p>
          </table:table-cell>
          <table:table-cell office:value-type="float" office:value="7473" table:style-name="ce11">
            <text:p>7,473</text:p>
          </table:table-cell>
          <table:table-cell office:value-type="float" office:value="0.27" table:style-name="ce12">
            <text:p>0.27</text:p>
          </table:table-cell>
          <table:table-cell office:value-type="float" office:value="0.02" table:style-name="ce12">
            <text:p>0.02</text:p>
          </table:table-cell>
          <table:table-cell office:value-type="float" office:value="448.95" table:style-name="ce12">
            <text:p>448.95</text:p>
          </table:table-cell>
          <table:table-cell office:value-type="float" office:value="11022" table:style-name="ce11">
            <text:p>11,022</text:p>
          </table:table-cell>
          <table:table-cell office:value-type="float" office:value="77992" table:style-name="ce11">
            <text:p>77,99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陽信商業銀行</text:p>
          </table:table-cell>
          <table:table-cell office:value-type="float" office:value="119048" table:style-name="ce11">
            <text:p>119,048</text:p>
          </table:table-cell>
          <table:table-cell office:value-type="float" office:value="59612" table:style-name="ce11">
            <text:p>59,612</text:p>
          </table:table-cell>
          <table:table-cell office:value-type="float" office:value="674" table:style-name="ce11">
            <text:p>674</text:p>
          </table:table-cell>
          <table:table-cell office:value-type="float" office:value="1338" table:style-name="ce11">
            <text:p>1,338</text:p>
          </table:table-cell>
          <table:table-cell office:value-type="float" office:value="174302" table:style-name="ce11">
            <text:p>174,302</text:p>
          </table:table-cell>
          <table:table-cell office:value-type="float" office:value="167407" table:style-name="ce11">
            <text:p>167,407</text:p>
          </table:table-cell>
          <table:table-cell office:value-type="float" office:value="440553" table:style-name="ce11">
            <text:p>440,553</text:p>
          </table:table-cell>
          <table:table-cell office:value-type="float" office:value="87" table:style-name="ce11">
            <text:p>87</text:p>
          </table:table-cell>
          <table:table-cell office:value-type="float" office:value="0.34" table:style-name="ce12">
            <text:p>0.34</text:p>
          </table:table-cell>
          <table:table-cell office:value-type="float" office:value="0.08" table:style-name="ce12">
            <text:p>0.08</text:p>
          </table:table-cell>
          <table:table-cell office:value-type="float" office:value="583.11" table:style-name="ce12">
            <text:p>583.11</text:p>
          </table:table-cell>
          <table:table-cell office:value-type="float" office:value="3516" table:style-name="ce11">
            <text:p>3,516</text:p>
          </table:table-cell>
          <table:table-cell office:value-type="float" office:value="9525" table:style-name="ce11">
            <text:p>9,52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三信商業銀行</text:p>
          </table:table-cell>
          <table:table-cell office:value-type="float" office:value="21108" table:style-name="ce11">
            <text:p>21,108</text:p>
          </table:table-cell>
          <table:table-cell office:value-type="float" office:value="13760" table:style-name="ce11">
            <text:p>13,760</text:p>
          </table:table-cell>
          <table:table-cell office:value-type="float" office:value="212" table:style-name="ce11">
            <text:p>212</text:p>
          </table:table-cell>
          <table:table-cell office:value-type="float" office:value="86" table:style-name="ce11">
            <text:p>86</text:p>
          </table:table-cell>
          <table:table-cell office:value-type="float" office:value="33931" table:style-name="ce11">
            <text:p>33,931</text:p>
          </table:table-cell>
          <table:table-cell office:value-type="float" office:value="17624" table:style-name="ce11">
            <text:p>17,624</text:p>
          </table:table-cell>
          <table:table-cell office:value-type="float" office:value="132207" table:style-name="ce11">
            <text:p>132,207</text:p>
          </table:table-cell>
          <table:table-cell office:value-type="float" office:value="93" table:style-name="ce11">
            <text:p>93</text:p>
          </table:table-cell>
          <table:table-cell office:value-type="float" office:value="0.26" table:style-name="ce12">
            <text:p>0.26</text:p>
          </table:table-cell>
          <table:table-cell office:value-type="float" office:value="0" table:style-name="ce12">
            <text:p>0.00</text:p>
          </table:table-cell>
          <table:table-cell office:value-type="float" office:value="3964.74" table:style-name="ce12">
            <text:p>3,964.74</text:p>
          </table:table-cell>
          <table:table-cell office:value-type="float" office:value="227" table:style-name="ce11">
            <text:p>227</text:p>
          </table:table-cell>
          <table:table-cell office:value-type="float" office:value="2323" table:style-name="ce11">
            <text:p>2,32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聯邦商業銀行</text:p>
          </table:table-cell>
          <table:table-cell office:value-type="float" office:value="2843748" table:style-name="ce11">
            <text:p>2,843,748</text:p>
          </table:table-cell>
          <table:table-cell office:value-type="float" office:value="1884640" table:style-name="ce11">
            <text:p>1,884,640</text:p>
          </table:table-cell>
          <table:table-cell office:value-type="float" office:value="22065" table:style-name="ce11">
            <text:p>22,065</text:p>
          </table:table-cell>
          <table:table-cell office:value-type="float" office:value="23112" table:style-name="ce11">
            <text:p>23,112</text:p>
          </table:table-cell>
          <table:table-cell office:value-type="float" office:value="6715448" table:style-name="ce11">
            <text:p>6,715,448</text:p>
          </table:table-cell>
          <table:table-cell office:value-type="float" office:value="5592262" table:style-name="ce11">
            <text:p>5,592,262</text:p>
          </table:table-cell>
          <table:table-cell office:value-type="float" office:value="14967409" table:style-name="ce11">
            <text:p>14,967,409</text:p>
          </table:table-cell>
          <table:table-cell office:value-type="float" office:value="41309" table:style-name="ce11">
            <text:p>41,309</text:p>
          </table:table-cell>
          <table:table-cell office:value-type="float" office:value="0.27" table:style-name="ce12">
            <text:p>0.27</text:p>
          </table:table-cell>
          <table:table-cell office:value-type="float" office:value="0" table:style-name="ce12">
            <text:p>0.00</text:p>
          </table:table-cell>
          <table:table-cell office:value-type="float" office:value="264.58" table:style-name="ce12">
            <text:p>264.58</text:p>
          </table:table-cell>
          <table:table-cell office:value-type="float" office:value="31586" table:style-name="ce11">
            <text:p>31,586</text:p>
          </table:table-cell>
          <table:table-cell office:value-type="float" office:value="212110" table:style-name="ce11">
            <text:p>212,11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遠東國際商業銀行</text:p>
          </table:table-cell>
          <table:table-cell office:value-type="float" office:value="1354836" table:style-name="ce11">
            <text:p>1,354,836</text:p>
          </table:table-cell>
          <table:table-cell office:value-type="float" office:value="941044" table:style-name="ce11">
            <text:p>941,044</text:p>
          </table:table-cell>
          <table:table-cell office:value-type="float" office:value="8224" table:style-name="ce11">
            <text:p>8,224</text:p>
          </table:table-cell>
          <table:table-cell office:value-type="float" office:value="6433" table:style-name="ce11">
            <text:p>6,433</text:p>
          </table:table-cell>
          <table:table-cell office:value-type="float" office:value="3370606" table:style-name="ce11">
            <text:p>3,370,606</text:p>
          </table:table-cell>
          <table:table-cell office:value-type="float" office:value="4659607" table:style-name="ce11">
            <text:p>4,659,607</text:p>
          </table:table-cell>
          <table:table-cell office:value-type="float" office:value="4449328" table:style-name="ce11">
            <text:p>4,449,328</text:p>
          </table:table-cell>
          <table:table-cell office:value-type="float" office:value="89169" table:style-name="ce11">
            <text:p>89,169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0.02" table:style-name="ce12">
            <text:p>0.02</text:p>
          </table:table-cell>
          <table:table-cell office:value-type="float" office:value="102.86" table:style-name="ce12">
            <text:p>102.86</text:p>
          </table:table-cell>
          <table:table-cell office:value-type="float" office:value="17050" table:style-name="ce11">
            <text:p>17,050</text:p>
          </table:table-cell>
          <table:table-cell office:value-type="float" office:value="126165" table:style-name="ce11">
            <text:p>126,16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元大商業銀行</text:p>
          </table:table-cell>
          <table:table-cell office:value-type="float" office:value="1208578" table:style-name="ce11">
            <text:p>1,208,578</text:p>
          </table:table-cell>
          <table:table-cell office:value-type="float" office:value="548957" table:style-name="ce11">
            <text:p>548,957</text:p>
          </table:table-cell>
          <table:table-cell office:value-type="float" office:value="4246" table:style-name="ce11">
            <text:p>4,246</text:p>
          </table:table-cell>
          <table:table-cell office:value-type="float" office:value="6924" table:style-name="ce11">
            <text:p>6,924</text:p>
          </table:table-cell>
          <table:table-cell office:value-type="float" office:value="1152455" table:style-name="ce11">
            <text:p>1,152,455</text:p>
          </table:table-cell>
          <table:table-cell office:value-type="float" office:value="3891094" table:style-name="ce11">
            <text:p>3,891,094</text:p>
          </table:table-cell>
          <table:table-cell office:value-type="float" office:value="4636532" table:style-name="ce11">
            <text:p>4,636,532</text:p>
          </table:table-cell>
          <table:table-cell office:value-type="float" office:value="17085" table:style-name="ce11">
            <text:p>17,085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954.95" table:style-name="ce12">
            <text:p>954.95</text:p>
          </table:table-cell>
          <table:table-cell office:value-type="float" office:value="9701" table:style-name="ce11">
            <text:p>9,701</text:p>
          </table:table-cell>
          <table:table-cell office:value-type="float" office:value="71645" table:style-name="ce11">
            <text:p>71,64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永豐商業銀行</text:p>
          </table:table-cell>
          <table:table-cell office:value-type="float" office:value="2152568" table:style-name="ce11">
            <text:p>2,152,568</text:p>
          </table:table-cell>
          <table:table-cell office:value-type="float" office:value="1266554" table:style-name="ce11">
            <text:p>1,266,554</text:p>
          </table:table-cell>
          <table:table-cell office:value-type="float" office:value="15074" table:style-name="ce11">
            <text:p>15,074</text:p>
          </table:table-cell>
          <table:table-cell office:value-type="float" office:value="59904" table:style-name="ce11">
            <text:p>59,904</text:p>
          </table:table-cell>
          <table:table-cell office:value-type="float" office:value="3835479" table:style-name="ce11">
            <text:p>3,835,479</text:p>
          </table:table-cell>
          <table:table-cell office:value-type="float" office:value="5202503" table:style-name="ce11">
            <text:p>5,202,503</text:p>
          </table:table-cell>
          <table:table-cell office:value-type="float" office:value="11827950" table:style-name="ce11">
            <text:p>11,827,950</text:p>
          </table:table-cell>
          <table:table-cell office:value-type="float" office:value="65831" table:style-name="ce11">
            <text:p>65,831</text:p>
          </table:table-cell>
          <table:table-cell office:value-type="float" office:value="0.15" table:style-name="ce12">
            <text:p>0.15</text:p>
          </table:table-cell>
          <table:table-cell office:value-type="float" office:value="0" table:style-name="ce12">
            <text:p>0.00</text:p>
          </table:table-cell>
          <table:table-cell office:value-type="float" office:value="600.16999999999996" table:style-name="ce12">
            <text:p>600.17</text:p>
          </table:table-cell>
          <table:table-cell office:value-type="float" office:value="22433" table:style-name="ce11">
            <text:p>22,433</text:p>
          </table:table-cell>
          <table:table-cell office:value-type="float" office:value="176265" table:style-name="ce11">
            <text:p>176,26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玉山商業銀行</text:p>
          </table:table-cell>
          <table:table-cell office:value-type="float" office:value="7409972" table:style-name="ce11">
            <text:p>7,409,972</text:p>
          </table:table-cell>
          <table:table-cell office:value-type="float" office:value="4890091" table:style-name="ce11">
            <text:p>4,890,091</text:p>
          </table:table-cell>
          <table:table-cell office:value-type="float" office:value="107944" table:style-name="ce11">
            <text:p>107,944</text:p>
          </table:table-cell>
          <table:table-cell office:value-type="float" office:value="65887" table:style-name="ce11">
            <text:p>65,887</text:p>
          </table:table-cell>
          <table:table-cell office:value-type="float" office:value="18132415" table:style-name="ce11">
            <text:p>18,132,415</text:p>
          </table:table-cell>
          <table:table-cell office:value-type="float" office:value="29183438" table:style-name="ce11">
            <text:p>29,183,438</text:p>
          </table:table-cell>
          <table:table-cell office:value-type="float" office:value="46140112" table:style-name="ce11">
            <text:p>46,140,112</text:p>
          </table:table-cell>
          <table:table-cell office:value-type="float" office:value="252523" table:style-name="ce11">
            <text:p>252,523</text:p>
          </table:table-cell>
          <table:table-cell office:value-type="float" office:value="0.3" table:style-name="ce12">
            <text:p>0.30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247.82" table:style-name="ce12">
            <text:p>247.82</text:p>
          </table:table-cell>
          <table:table-cell office:value-type="float" office:value="47424" table:style-name="ce11">
            <text:p>47,424</text:p>
          </table:table-cell>
          <table:table-cell office:value-type="float" office:value="422788" table:style-name="ce11">
            <text:p>422,78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凱基商業銀行</text:p>
          </table:table-cell>
          <table:table-cell office:value-type="float" office:value="378000" table:style-name="ce11">
            <text:p>378,000</text:p>
          </table:table-cell>
          <table:table-cell office:value-type="float" office:value="178851" table:style-name="ce11">
            <text:p>178,851</text:p>
          </table:table-cell>
          <table:table-cell office:value-type="float" office:value="3610" table:style-name="ce11">
            <text:p>3,610</text:p>
          </table:table-cell>
          <table:table-cell office:value-type="float" office:value="1982" table:style-name="ce11">
            <text:p>1,982</text:p>
          </table:table-cell>
          <table:table-cell office:value-type="float" office:value="1205251" table:style-name="ce11">
            <text:p>1,205,251</text:p>
          </table:table-cell>
          <table:table-cell office:value-type="float" office:value="1218014" table:style-name="ce11">
            <text:p>1,218,014</text:p>
          </table:table-cell>
          <table:table-cell office:value-type="float" office:value="1273313" table:style-name="ce11">
            <text:p>1,273,313</text:p>
          </table:table-cell>
          <table:table-cell office:value-type="float" office:value="6497" table:style-name="ce11">
            <text:p>6,497</text:p>
          </table:table-cell>
          <table:table-cell office:value-type="float" office:value="1.33" table:style-name="ce12">
            <text:p>1.33</text:p>
          </table:table-cell>
          <table:table-cell office:value-type="float" office:value="0.92" table:style-name="ce12">
            <text:p>0.92</text:p>
          </table:table-cell>
          <table:table-cell office:value-type="float" office:value="156" table:style-name="ce12">
            <text:p>156.00</text:p>
          </table:table-cell>
          <table:table-cell office:value-type="float" office:value="11500" table:style-name="ce11">
            <text:p>11,500</text:p>
          </table:table-cell>
          <table:table-cell office:value-type="float" office:value="89545" table:style-name="ce11">
            <text:p>89,54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星展(台灣)商業銀行</text:p>
          </table:table-cell>
          <table:table-cell office:value-type="float" office:value="3275459" table:style-name="ce11">
            <text:p>3,275,459</text:p>
          </table:table-cell>
          <table:table-cell office:value-type="float" office:value="2088123" table:style-name="ce11">
            <text:p>2,088,123</text:p>
          </table:table-cell>
          <table:table-cell office:value-type="float" office:value="14207" table:style-name="ce11">
            <text:p>14,207</text:p>
          </table:table-cell>
          <table:table-cell office:value-type="float" office:value="24473" table:style-name="ce11">
            <text:p>24,473</text:p>
          </table:table-cell>
          <table:table-cell office:value-type="float" office:value="8436893" table:style-name="ce11">
            <text:p>8,436,893</text:p>
          </table:table-cell>
          <table:table-cell office:value-type="float" office:value="14525615" table:style-name="ce11">
            <text:p>14,525,615</text:p>
          </table:table-cell>
          <table:table-cell office:value-type="float" office:value="22092059" table:style-name="ce11">
            <text:p>22,092,059</text:p>
          </table:table-cell>
          <table:table-cell office:value-type="float" office:value="124095" table:style-name="ce11">
            <text:p>124,095</text:p>
          </table:table-cell>
          <table:table-cell office:value-type="float" office:value="0.67" table:style-name="ce12">
            <text:p>0.67</text:p>
          </table:table-cell>
          <table:table-cell office:value-type="float" office:value="0.02" table:style-name="ce12">
            <text:p>0.02</text:p>
          </table:table-cell>
          <table:table-cell office:value-type="float" office:value="427.47" table:style-name="ce12">
            <text:p>427.47</text:p>
          </table:table-cell>
          <table:table-cell office:value-type="float" office:value="62412" table:style-name="ce11">
            <text:p>62,412</text:p>
          </table:table-cell>
          <table:table-cell office:value-type="float" office:value="675250" table:style-name="ce11">
            <text:p>675,25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新國際商業銀行</text:p>
          </table:table-cell>
          <table:table-cell office:value-type="float" office:value="6589066" table:style-name="ce11">
            <text:p>6,589,066</text:p>
          </table:table-cell>
          <table:table-cell office:value-type="float" office:value="4801572" table:style-name="ce11">
            <text:p>4,801,572</text:p>
          </table:table-cell>
          <table:table-cell office:value-type="float" office:value="68752" table:style-name="ce11">
            <text:p>68,752</text:p>
          </table:table-cell>
          <table:table-cell office:value-type="float" office:value="67626" table:style-name="ce11">
            <text:p>67,626</text:p>
          </table:table-cell>
          <table:table-cell office:value-type="float" office:value="10490867" table:style-name="ce11">
            <text:p>10,490,867</text:p>
          </table:table-cell>
          <table:table-cell office:value-type="float" office:value="26752308" table:style-name="ce11">
            <text:p>26,752,308</text:p>
          </table:table-cell>
          <table:table-cell office:value-type="float" office:value="42608008" table:style-name="ce11">
            <text:p>42,608,008</text:p>
          </table:table-cell>
          <table:table-cell office:value-type="float" office:value="124057" table:style-name="ce11">
            <text:p>124,057</text:p>
          </table:table-cell>
          <table:table-cell office:value-type="float" office:value="0.31" table:style-name="ce12">
            <text:p>0.31</text:p>
          </table:table-cell>
          <table:table-cell office:value-type="float" office:value="0.01" table:style-name="ce12">
            <text:p>0.01</text:p>
          </table:table-cell>
          <table:table-cell office:value-type="float" office:value="532.1" table:style-name="ce12">
            <text:p>532.10</text:p>
          </table:table-cell>
          <table:table-cell office:value-type="float" office:value="67569" table:style-name="ce11">
            <text:p>67,569</text:p>
          </table:table-cell>
          <table:table-cell office:value-type="float" office:value="432438" table:style-name="ce11">
            <text:p>432,43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安泰商業銀行</text:p>
          </table:table-cell>
          <table:table-cell office:value-type="float" office:value="130921" table:style-name="ce11">
            <text:p>130,921</text:p>
          </table:table-cell>
          <table:table-cell office:value-type="float" office:value="58429" table:style-name="ce11">
            <text:p>58,429</text:p>
          </table:table-cell>
          <table:table-cell office:value-type="float" office:value="1012" table:style-name="ce11">
            <text:p>1,012</text:p>
          </table:table-cell>
          <table:table-cell office:value-type="float" office:value="251" table:style-name="ce11">
            <text:p>251</text:p>
          </table:table-cell>
          <table:table-cell office:value-type="float" office:value="147658" table:style-name="ce11">
            <text:p>147,658</text:p>
          </table:table-cell>
          <table:table-cell office:value-type="float" office:value="1380501" table:style-name="ce11">
            <text:p>1,380,501</text:p>
          </table:table-cell>
          <table:table-cell office:value-type="float" office:value="440333" table:style-name="ce11">
            <text:p>440,333</text:p>
          </table:table-cell>
          <table:table-cell office:value-type="float" office:value="466" table:style-name="ce11">
            <text:p>466</text:p>
          </table:table-cell>
          <table:table-cell office:value-type="float" office:value="0.43" table:style-name="ce12">
            <text:p>0.43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213.56" table:style-name="ce12">
            <text:p>213.56</text:p>
          </table:table-cell>
          <table:table-cell office:value-type="float" office:value="0" table:style-name="ce11">
            <text:p>0</text:p>
          </table:table-cell>
          <table:table-cell office:value-type="float" office:value="6300" table:style-name="ce11">
            <text:p>6,30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中國信託商業銀行</text:p>
          </table:table-cell>
          <table:table-cell office:value-type="float" office:value="9286107" table:style-name="ce11">
            <text:p>9,286,107</text:p>
          </table:table-cell>
          <table:table-cell office:value-type="float" office:value="5940711" table:style-name="ce11">
            <text:p>5,940,711</text:p>
          </table:table-cell>
          <table:table-cell office:value-type="float" office:value="73605" table:style-name="ce11">
            <text:p>73,605</text:p>
          </table:table-cell>
          <table:table-cell office:value-type="float" office:value="148628" table:style-name="ce11">
            <text:p>148,628</text:p>
          </table:table-cell>
          <table:table-cell office:value-type="float" office:value="16689913" table:style-name="ce11">
            <text:p>16,689,913</text:p>
          </table:table-cell>
          <table:table-cell office:value-type="float" office:value="23398676" table:style-name="ce11">
            <text:p>23,398,676</text:p>
          </table:table-cell>
          <table:table-cell office:value-type="float" office:value="62705082" table:style-name="ce11">
            <text:p>62,705,082</text:p>
          </table:table-cell>
          <table:table-cell office:value-type="float" office:value="540173" table:style-name="ce11">
            <text:p>540,173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336.67" table:style-name="ce12">
            <text:p>336.67</text:p>
          </table:table-cell>
          <table:table-cell office:value-type="float" office:value="89767" table:style-name="ce11">
            <text:p>89,767</text:p>
          </table:table-cell>
          <table:table-cell office:value-type="float" office:value="1016247" table:style-name="ce11">
            <text:p>1,016,24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灣樂天信用卡股份有限公司</text:p>
          </table:table-cell>
          <table:table-cell office:value-type="float" office:value="501767" table:style-name="ce11">
            <text:p>501,767</text:p>
          </table:table-cell>
          <table:table-cell office:value-type="float" office:value="180373" table:style-name="ce11">
            <text:p>180,373</text:p>
          </table:table-cell>
          <table:table-cell office:value-type="float" office:value="1314" table:style-name="ce11">
            <text:p>1,314</text:p>
          </table:table-cell>
          <table:table-cell office:value-type="float" office:value="2744" table:style-name="ce11">
            <text:p>2,744</text:p>
          </table:table-cell>
          <table:table-cell office:value-type="float" office:value="694240" table:style-name="ce11">
            <text:p>694,240</text:p>
          </table:table-cell>
          <table:table-cell office:value-type="float" office:value="628572" table:style-name="ce11">
            <text:p>628,572</text:p>
          </table:table-cell>
          <table:table-cell office:value-type="float" office:value="699777" table:style-name="ce11">
            <text:p>699,777</text:p>
          </table:table-cell>
          <table:table-cell office:value-type="float" office:value="5543" table:style-name="ce11">
            <text:p>5,543</text:p>
          </table:table-cell>
          <table:table-cell office:value-type="float" office:value="2.2000000000000002" table:style-name="ce12">
            <text:p>2.20</text:p>
          </table:table-cell>
          <table:table-cell office:value-type="float" office:value="0.99" table:style-name="ce12">
            <text:p>0.99</text:p>
          </table:table-cell>
          <table:table-cell office:value-type="float" office:value="186.05" table:style-name="ce12">
            <text:p>186.05</text:p>
          </table:table-cell>
          <table:table-cell office:value-type="float" office:value="854" table:style-name="ce11">
            <text:p>854</text:p>
          </table:table-cell>
          <table:table-cell office:value-type="float" office:value="7326" table:style-name="ce11">
            <text:p>7,32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灣美國運通國際(股)公司</text:p>
          </table:table-cell>
          <table:table-cell office:value-type="float" office:value="194415" table:style-name="ce11">
            <text:p>194,415</text:p>
          </table:table-cell>
          <table:table-cell office:value-type="float" office:value="129587" table:style-name="ce11">
            <text:p>129,587</text:p>
          </table:table-cell>
          <table:table-cell office:value-type="float" office:value="3169" table:style-name="ce11">
            <text:p>3,169</text:p>
          </table:table-cell>
          <table:table-cell office:value-type="float" office:value="2776" table:style-name="ce11">
            <text:p>2,776</text:p>
          </table:table-cell>
          <table:table-cell office:value-type="float" office:value="277981" table:style-name="ce11">
            <text:p>277,981</text:p>
          </table:table-cell>
          <table:table-cell office:value-type="float" office:value="0" table:style-name="ce11">
            <text:p>0</text:p>
          </table:table-cell>
          <table:table-cell office:value-type="float" office:value="6085445" table:style-name="ce11">
            <text:p>6,085,445</text:p>
          </table:table-cell>
          <table:table-cell office:value-type="float" office:value="646" table:style-name="ce11">
            <text:p>646</text:p>
          </table:table-cell>
          <table:table-cell office:value-type="float" office:value="0.12" table:style-name="ce12">
            <text:p>0.12</text:p>
          </table:table-cell>
          <table:table-cell office:value-type="float" office:value="0" table:style-name="ce12">
            <text:p>0.00</text:p>
          </table:table-cell>
          <table:table-cell office:value-type="float" office:value="714.83" table:style-name="ce12">
            <text:p>714.83</text:p>
          </table:table-cell>
          <table:table-cell office:value-type="float" office:value="1341" table:style-name="ce11">
            <text:p>1,341</text:p>
          </table:table-cell>
          <table:table-cell office:value-type="float" office:value="28499" table:style-name="ce11">
            <text:p>28,49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總計</text:p>
          </table:table-cell>
          <table:table-cell office:value-type="float" office:value="58596279" table:style-name="ce11">
            <text:p>58,596,279</text:p>
          </table:table-cell>
          <table:table-cell office:value-type="float" office:value="38629748" table:style-name="ce11">
            <text:p>38,629,748</text:p>
          </table:table-cell>
          <table:table-cell office:value-type="float" office:value="488460" table:style-name="ce11">
            <text:p>488,460</text:p>
          </table:table-cell>
          <table:table-cell office:value-type="float" office:value="595198" table:style-name="ce11">
            <text:p>595,198</text:p>
          </table:table-cell>
          <table:table-cell office:value-type="float" office:value="112625201" table:style-name="ce11">
            <text:p>112,625,201</text:p>
          </table:table-cell>
          <table:table-cell office:value-type="float" office:value="209150803" table:style-name="ce11">
            <text:p>209,150,803</text:p>
          </table:table-cell>
          <table:table-cell office:value-type="float" office:value="367656411" table:style-name="ce11">
            <text:p>367,656,411</text:p>
          </table:table-cell>
          <table:table-cell office:value-type="float" office:value="1646542" table:style-name="ce11">
            <text:p>1,646,542</text:p>
          </table:table-cell>
          <table:table-cell office:value-type="float" office:value="0.28743181922580663" table:style-name="ce12">
            <text:p>0.29</text:p>
          </table:table-cell>
          <table:table-cell office:value-type="float" office:value="0.03" table:style-name="ce12">
            <text:p>0.03</text:p>
          </table:table-cell>
          <table:table-cell office:value-type="float" office:value="449.71647774271969" table:style-name="ce12">
            <text:p>449.72</text:p>
          </table:table-cell>
          <table:table-cell office:value-type="float" office:value="660092" table:style-name="ce11">
            <text:p>660,092</text:p>
          </table:table-cell>
          <table:table-cell office:value-type="float" office:value="5364859" table:style-name="ce11">
            <text:p>5,364,859</text:p>
          </table:table-cell>
          <table:table-cell table:number-columns-repeated="16370" table:style-name="ce13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14">
            <text:p>一、資料來源：各金融機構自行申報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二、揭露項目及認定標準：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1.流通卡數：發卡總數減停卡總數，且卡片狀況為正常者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3.當月發卡數：不含補發卡、續卡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4.當月停卡數：指新增停卡部分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5.循環信用餘額：係指持卡人使用循環信用之餘額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6.未到期分期付款餘額：包括預借現金分期、消費帳款分期及帳單分期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　　　　　　俟持卡人將所積欠各期最低應繳金額全部償還後，始得回復為未逾期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10.備抵呆帳提足率：實際提列備抵呆帳占應提備抵呆帳之比率。</text:p>
          </table:table-cell>
          <table:table-cell table:number-columns-repeated="16383" table:style-name="ce13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外部資料_1" table:cell-range-address="11309.$A$1:11309.$N$22" table:base-cell-address="11309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31496062992126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33070866141732in" fo:margin-left="0.708661417322835in" fo:margin-right="0.31496062992126in" fo:margin-bottom="0in"/>
      </style:header-style>
      <style:footer-style>
        <style:header-footer-properties fo:min-height="0.433070866141732in" fo:margin-left="0.708661417322835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邱靖雯</meta:initial-creator>
    <dc:creator>邱靖雯</dc:creator>
    <meta:creation-date>2024-10-23T06:04:25Z</meta:creation-date>
    <dc:date>2024-10-23T06:07:29Z</dc:date>
    <meta:print-date>2024-10-23T06:04:42Z</meta:print-date>
  </office:meta>
</office:document-meta>
</file>